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Code">
      <style:text-properties fo:font-size="12pt" fo:font-weight="bold" style:font-size-asian="12pt" style:font-weight-asian="bold" style:font-size-complex="12pt" style:font-weight-complex="bold"/>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7.0602in" style:type="right" style:leader-style="dotted" style:leader-text="."/>
        </style:tab-stops>
      </style:paragraph-properties>
    </style:style>
    <style:style style:name="P12" style:family="paragraph" style:parent-style-name="Contents_20_2">
      <style:paragraph-properties>
        <style:tab-stops>
          <style:tab-stop style:position="6.8839in" style:type="right" style:leader-style="dotted" style:leader-text="."/>
        </style:tab-stops>
      </style:paragraph-properties>
    </style:style>
    <style:style style:name="P13" style:family="paragraph" style:parent-style-name="Contents_20_3">
      <style:paragraph-properties>
        <style:tab-stops>
          <style:tab-stop style:position="6.6874in" style:type="right" style:leader-style="dotted" style:leader-text="."/>
        </style:tab-stops>
      </style:paragraph-properties>
    </style:style>
    <style:style style:name="P14" style:family="paragraph" style:parent-style-name="Heading_20_1">
      <style:paragraph-properties fo:text-align="justify" style:justify-single-word="false"/>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10">
      <style:paragraph-properties fo:text-align="justify" style:justify-single-word="false"/>
    </style:style>
    <style:style style:name="P23" style:family="paragraph" style:parent-style-name="Text_20_body" style:list-style-name="L11">
      <style:paragraph-properties fo:text-align="justify" style:justify-single-word="false"/>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December 20, 2014</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The MIT License (MIT).<text:tab/>4</text:p>
          <text:p text:style-name="P11">Introduction<text:tab/>5</text:p>
          <text:p text:style-name="P12">About the name fOOrth<text:tab/>5</text:p>
          <text:p text:style-name="P12">How fOOrth came to be<text:tab/>5</text:p>
          <text:p text:style-name="P12">Goals and Principles<text:tab/>6</text:p>
          <text:p text:style-name="P12">Report Card<text:tab/>7</text:p>
          <text:p text:style-name="P11">Installation<text:tab/>8</text:p>
          <text:p text:style-name="P12">Ruby<text:tab/>8</text:p>
          <text:p text:style-name="P12">fOOrth<text:tab/>8</text:p>
          <text:p text:style-name="P12">Running fOOrth<text:tab/>9</text:p>
          <text:p text:style-name="P12">Source Archive<text:tab/>9</text:p>
          <text:p text:style-name="P11">First Steps<text:tab/>10</text:p>
          <text:p text:style-name="P11">The Syntax and Style of fOOrth<text:tab/>12</text:p>
          <text:p text:style-name="P12">Spaces<text:tab/>12</text:p>
          <text:p text:style-name="P12">Comments<text:tab/>12</text:p>
          <text:p text:style-name="P12">String Literals<text:tab/>12</text:p>
          <text:p text:style-name="P12">Numeric Literals<text:tab/>12</text:p>
          <text:p text:style-name="P11">The Class Tree<text:tab/>13</text:p>
          <text:p text:style-name="P12">A Brief Overview<text:tab/>13</text:p>
          <text:p text:style-name="P13">Classes<text:tab/>13</text:p>
          <text:p text:style-name="P13">Inheritance<text:tab/>13</text:p>
          <text:p text:style-name="P13">Methods<text:tab/>14</text:p>
          <text:p text:style-name="P13">Late Binding and Polymorphism<text:tab/>14</text:p>
          <text:p text:style-name="P12">Message Routing<text:tab/>14</text:p>
          <text:p text:style-name="P11">VirtualMachine<text:tab/>15</text:p>
          <text:p text:style-name="P11">Object<text:tab/>16</text:p>
          <text:p text:style-name="P11">Array<text:tab/>17</text:p>
          <text:p text:style-name="P11">Class<text:tab/>18</text:p>
          <text:p text:style-name="P11">FalseClass, TrueClass, and NilClass<text:tab/>19</text:p>
          <text:p text:style-name="P11">Numeric, MaxNumeric, and MinNumeric<text:tab/>20</text:p>
          <text:p text:style-name="P11">Complex<text:tab/>21</text:p>
          <text:p text:style-name="P11">Float<text:tab/>22</text:p>
          <text:p text:style-name="P11">Integer<text:tab/>23</text:p>
          <text:p text:style-name="P11">Rational<text:tab/>24</text:p>
          <text:p text:style-name="P11">Proc<text:tab/>25</text:p>
          <text:p text:style-name="P11">String<text:tab/>26</text:p>
          <text:p text:style-name="P11">Thread<text:tab/>27</text:p>
          <text:p text:style-name="P11">Glossary<text:tab/>28</text:p>
          <text:p text:style-name="P11"><text:soft-page-break/>Edit History:<text:tab/>29</text:p>
        </text:index-body>
      </text:table-of-content>
      <text:p text:style-name="Text_20_body"/>
      <text:h text:style-name="P15"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4"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55339048135681248" text:style-name="L1">
        <text:list-item>
          <text:p text:style-name="P16">A Simple, Easy-to-Understand syntax that is none the less, Expressive and Compact:</text:p>
        </text:list-item>
      </text:list>
      <text:list xml:id="list2023251710685998561" text:style-name="L2">
        <text:list-item>
          <text:list>
            <text:list-item>
              <text:p text:style-name="P17">Source code in fOOrth is free-form with no line oriented limitations or rules.</text:p>
            </text:list-item>
            <text:list-item>
              <text:p text:style-name="P17">Support is given to the easy representation of common literal data such as strings, integers, floating point numbers, rational numbers, and complex numbers.</text:p>
            </text:list-item>
          </text:list>
        </text:list-item>
      </text:list>
      <text:list xml:id="list42274283" text:continue-list="list455339048135681248" text:style-name="L1">
        <text:list-item>
          <text:p text:style-name="P16">Safe Data and Data Structures:</text:p>
        </text:list-item>
      </text:list>
      <text:list xml:id="list3827941605585153304" text:style-name="L3">
        <text:list-item>
          <text:list>
            <text:list-item>
              <text:p text:style-name="P18">Simple, reliable arithmetic. In fOOrth, integer operations never overflow. Rational values can be represented exactly, complex numbers are supported, and conversions between numeric types are simple.</text:p>
            </text:list-item>
            <text:list-item>
              <text:p text:style-name="P18">Strings grow as needed without the need to allocate space or worry about overflow.</text:p>
            </text:list-item>
            <text:list-item>
              <text:p text:style-name="P18">Data containers such as arrays and hashes grow as needed. Out of range subscripts cannot access undefined memory regions. </text:p>
            </text:list-item>
          </text:list>
        </text:list-item>
      </text:list>
      <text:list xml:id="list42282662" text:continue-list="list42274283" text:style-name="L1">
        <text:list-item>
          <text:p text:style-name="P16"><text:soft-page-break/>Message Passing:</text:p>
        </text:list-item>
      </text:list>
      <text:list xml:id="list2934906772098052145" text:style-name="L4">
        <text:list-item>
          <text:list>
            <text:list-item>
              <text:p text:style-name="P24">In fOOrth all actions take the form of messages sent to a receiver.</text:p>
            </text:list-item>
            <text:list-item>
              <text:p text:style-name="P24">The routing of messages is specified by the exact type of the message.</text:p>
            </text:list-item>
            <text:list-item>
              <text:p text:style-name="P24">Message receivers include data items on the stack as well as the virtual machine object associated with the current thread of execution.</text:p>
            </text:list-item>
            <text:list-item>
              <text:p text:style-name="P24">Messages for which no routing specification can be found, generate an error at compile time.</text:p>
            </text:list-item>
          </text:list>
        </text:list-item>
      </text:list>
      <text:list xml:id="list42259899" text:continue-list="list42282662" text:style-name="L1">
        <text:list-item>
          <text:p text:style-name="P16">Object Oriented Design:</text:p>
        </text:list-item>
      </text:list>
      <text:list xml:id="list7525277343510352338" text:style-name="L5">
        <text:list-item>
          <text:list>
            <text:list-item>
              <text:p text:style-name="P19">Support class based inheritance, with a non-cyclic (single inheritance) tree derived from a common base Object class.</text:p>
            </text:list-item>
            <text:list-item>
              <text:p text:style-name="P25">Support late binding and polymorphism through message interface compatibility or “duck” typing.</text:p>
            </text:list-item>
          </text:list>
        </text:list-item>
      </text:list>
      <text:list xml:id="list42258273" text:continue-list="list42259899" text:style-name="L1">
        <text:list-item>
          <text:p text:style-name="P16">Meta programming: </text:p>
        </text:list-item>
      </text:list>
      <text:list xml:id="list5556497679714223695" text:style-name="L6">
        <text:list-item>
          <text:list>
            <text:list-item>
              <text:p text:style-name="P26">Support extensible language constructs by making the compiler an accessible part of the system.</text:p>
            </text:list-item>
          </text:list>
        </text:list-item>
      </text:list>
      <text:list xml:id="list42284457" text:continue-list="list42258273" text:style-name="L1">
        <text:list-item>
          <text:p text:style-name="P16">Reliability:</text:p>
        </text:list-item>
      </text:list>
      <text:list xml:id="list5393875623819478316" text:style-name="L7">
        <text:list-item>
          <text:list>
            <text:list-item>
              <text:p text:style-name="P27">Errors should be detected as soon as possible. </text:p>
            </text:list-item>
            <text:list-item>
              <text:p text:style-name="P27">Language constructs should not be designed in a way that causes simple coding errors to spin off into infinite loops. </text:p>
            </text:list-item>
          </text:list>
        </text:list-item>
      </text:list>
      <text:list xml:id="list42264914" text:continue-list="list42284457" text:style-name="L1">
        <text:list-item>
          <text:p text:style-name="P20">Building on the host language:</text:p>
        </text:list-item>
      </text:list>
      <text:list xml:id="list5270282585326373170" text:style-name="L8">
        <text:list-item>
          <text:list>
            <text:list-item>
              <text:p text:style-name="P21">The fOOrth language is built upon the Ruby language. To leverage this, fOOrth has the ability to build proxy connections to Ruby classes and facilities. </text:p>
            </text:list-item>
          </text:list>
        </text:list-item>
      </text:list>
      <text:p text:style-name="Text_20_body"/>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99094423305258433" text:style-name="L9">
        <text:list-item>
          <text:p text:style-name="P28">ruby 1.9.3p484 (2013-11-22) [i386-mingw32]</text:p>
        </text:list-item>
        <text:list-item>
          <text:p text:style-name="P28">ruby 2.1.5p273 (2014-11-13 revision 48405) [i386-mingw32]</text:p>
        </text:list-item>
        <text:list-item>
          <text:p text:style-name="P28">Rubinius – to be tested!</text:p>
        </text:list-item>
        <text:list-item>
          <text:p text:style-name="P2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9" text:note-class="footnote"><text:note-citation>9</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0" text:note-class="footnote"><text:note-citation>10</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1" text:note-class="footnote"><text:note-citation>11</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2" text:note-class="footnote"><text:note-citation>12</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9">Object</text:p>
      <text:p text:style-name="P9"><text:tab/>Array</text:p>
      <text:p text:style-name="P9"><text:tab/>Class</text:p>
      <text:p text:style-name="P9"><text:tab/>FalseClass</text:p>
      <text:p text:style-name="P9"><text:tab/>Hash</text:p>
      <text:p text:style-name="P9"><text:tab/>MaxNumeric</text:p>
      <text:p text:style-name="P9"><text:tab/>MinNumeric</text:p>
      <text:p text:style-name="P9"><text:tab/>NilClass</text:p>
      <text:p text:style-name="P9"><text:tab/>Numeric</text:p>
      <text:p text:style-name="P9"><text:tab/><text:tab/>Complex</text:p>
      <text:p text:style-name="P9"><text:tab/><text:tab/>Float</text:p>
      <text:p text:style-name="P9"><text:tab/><text:tab/>Integer</text:p>
      <text:p text:style-name="P9"><text:tab/><text:tab/><text:tab/>Bignum</text:p>
      <text:p text:style-name="P9"><text:tab/><text:tab/><text:tab/>Fixnum</text:p>
      <text:p text:style-name="P9"><text:tab/><text:tab/>Rational</text:p>
      <text:p text:style-name="P9"><text:tab/>Proc</text:p>
      <text:p text:style-name="P9"><text:tab/>String</text:p>
      <text:p text:style-name="P9"><text:tab/>Thread</text:p>
      <text:p text:style-name="P9"><text:tab/>TrueClass</text:p>
      <text:p text:style-name="P9"><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6570470970595838053" text:style-name="L10">
        <text:list-item>
          <text:p text:style-name="P22">Shared: Methods that are common to all instances of the class that contains them.</text:p>
        </text:list-item>
        <text:list-item>
          <text:p text:style-name="P22">Exclusive: Methods that are defined for one and only one object (and all of its clones that are created <text:span text:style-name="T2">after</text:span> the exclusive method is defined.).</text:p>
        </text:list-item>
        <text:list-item>
          <text:p text:style-name="P22">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8343893325511651457" text:style-name="L11">
        <text:list-item>
          <text:p text:style-name="P23">The top element of the stack. This form of message is identified by the leading “.” in the message name.</text:p>
        </text:list-item>
        <text:list-item>
          <text:p text:style-name="P23">The second element of the stack. This form of message, most often associated with dyadic operators like “+”, “-”, “*”, and “/” are special cases and need to be declared as dyadic. See section TBD for more details.</text:p>
        </text:list-item>
        <text:list-item>
          <text:p text:style-name="P23">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23">The current thread. Methods beginning with “#” are used to access thread data.</text:p>
        </text:list-item>
        <text:list-item>
          <text:p text:style-name="P23">The global space. Methods beginning with “$” are used to access global data.</text:p>
        </text:list-item>
        <text:list-item>
          <text:p text:style-name="P23">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VirtualMachine</text:h>
      <text:p text:style-name="Text_20_body"/>
      <text:h text:style-name="Heading_20_1" text:outline-level="1">Object</text:h>
      <text:p text:style-name="Text_20_body"/>
      <text:h text:style-name="Heading_20_1" text:outline-level="1">Array</text:h>
      <text:p text:style-name="Text_20_body"/>
      <text:h text:style-name="Heading_20_1" text:outline-level="1">Class</text:h>
      <text:p text:style-name="Text_20_body"/>
      <text:h text:style-name="Heading_20_1" text:outline-level="1">FalseClass, TrueClass, and NilClass</text:h>
      <text:p text:style-name="Text_20_body"/>
      <text:h text:style-name="Heading_20_1" text:outline-level="1">Numeric, MaxNumeric, and MinNumeric</text:h>
      <text:p text:style-name="Text_20_body"/>
      <text:h text:style-name="Heading_20_1" text:outline-level="1">Complex</text:h>
      <text:p text:style-name="Text_20_body"/>
      <text:h text:style-name="Heading_20_1" text:outline-level="1">Float</text:h>
      <text:p text:style-name="Text_20_body"/>
      <text:h text:style-name="Heading_20_1" text:outline-level="1">Integer</text:h>
      <text:p text:style-name="Text_20_body"/>
      <text:h text:style-name="Heading_20_1" text:outline-level="1">Rational</text:h>
      <text:p text:style-name="Text_20_body"/>
      <text:p text:style-name="Text_20_body"/>
      <text:h text:style-name="Heading_20_1" text:outline-level="1">Proc</text:h>
      <text:p text:style-name="Text_20_body"/>
      <text:h text:style-name="Heading_20_1" text:outline-level="1">String</text:h>
      <text:p text:style-name="Text_20_body"/>
      <text:h text:style-name="Heading_20_1" text:outline-level="1">Thread</text:h>
      <text:p text:style-name="Text_20_body"/>
      <text:p text:style-name="Text_20_body"/>
      <text:p text:style-name="Text_20_body"/>
      <text:h text:style-name="Heading_20_1" text:outline-level="1">Glossary</text:h>
      <text:p text:style-name="P3">The fOOrth system is fairly introspective. The )entries command returns a nicely formatted list of all the entries in the system's symbol mapping table. An example follows:</text:p>
      <text:p text:style-name="Code"/>
      <text:p text:style-name="Code">&gt;)entries</text:p>
      <text:p text:style-name="Code">Symbol Map Entries =</text:p>
      <text:p text:style-name="Code"><text:s text:c="12"/>! <text:s text:c="4"/>.conjugate <text:s/>.parent_class <text:s text:c="11"/>0&gt;= <text:s text:c="8"/>class:</text:p>
      <text:p text:style-name="Code"><text:s text:c="11"/>&amp;&amp; <text:s text:c="10"/>.cos <text:s text:c="8"/>.polar <text:s text:c="12"/>1+ <text:s text:c="9"/>clone</text:p>
      <text:p text:style-name="Code"><text:s text:c="11"/>)" <text:s text:c="9"/>.cosh <text:s text:c="9"/>.posn <text:s text:c="12"/>1- <text:s text:c="11"/>com</text:p>
      <text:p text:style-name="Code"><text:s text:c="7"/>)debug <text:s text:c="11"/>.cr <text:s text:c="11"/>.pp <text:s text:c="12"/>2* <text:s text:c="7"/>complex</text:p>
      <text:p text:style-name="Code"><text:s text:c="5"/>)entries <text:s text:c="9"/>.cube <text:s text:c="10"/>.r2d <text:s text:c="12"/>2+ <text:s text:c="5"/>distinct?</text:p>
      <text:p text:style-name="Code"><text:s text:c="8"/>)quit <text:s text:c="6"/>.current <text:s text:c="9"/>.real <text:s text:c="12"/>2- <text:s text:c="12"/>do</text:p>
      <text:p text:style-name="Code"><text:s text:c="5"/>)version <text:s text:c="10"/>.d2r <text:s text:c="6"/>.reverse <text:s text:c="12"/>2/ <text:s text:c="7"/>do_each</text:p>
      <text:p text:style-name="Code"><text:s text:c="12"/>* <text:s text:c="2"/>.denominator <text:s text:c="8"/>.right <text:s text:c="13"/>: <text:s text:c="2"/>do_new_block</text:p>
      <text:p text:style-name="Code"><text:s text:c="11"/>** <text:s text:c="10"/>.e** <text:s text:c="7"/>.right? <text:s text:c="13"/>&lt; <text:s text:c="11"/>dpr</text:p>
      <text:p text:style-name="Code"><text:s text:c="12"/>+ <text:s text:c="8"/>.each{ <text:s text:c="8"/>.rjust <text:s text:c="12"/>&lt;&lt; <text:s text:c="10"/>drop</text:p>
      <text:p text:style-name="Code"><text:s text:c="12"/>- <text:s text:c="8"/>.even? <text:s text:c="8"/>.round <text:s text:c="12"/>&lt;= <text:s text:c="11"/>dup</text:p>
      <text:p text:style-name="Code"><text:s text:c="12"/>. <text:s text:c="8"/>.floor <text:s text:c="7"/>.rstrip <text:s text:c="11"/>&lt;=&gt; <text:s text:c="13"/>e</text:p>
      <text:p text:style-name="Code"><text:s text:c="11"/>." <text:s text:c="10"/>.fmt <text:s text:c="6"/>.select{ <text:s text:c="12"/>&lt;&gt; <text:s text:c="10"/>emit</text:p>
      <text:p text:style-name="Code"><text:s text:c="7"/>.+left <text:s text:c="9"/>.fmt" <text:s text:c="6"/>.shuffle <text:s text:c="13"/>= <text:s text:c="9"/>false</text:p>
      <text:p text:style-name="Code"><text:s text:c="8"/>.+mid <text:s text:c="10"/>.gcd <text:s text:c="10"/>.sin <text:s text:c="13"/>&gt; <text:s text:c="7"/>global:</text:p>
      <text:p text:style-name="Code"><text:s text:c="6"/>.+midlr <text:s text:c="8"/>.hypot <text:s text:c="9"/>.sinh <text:s text:c="12"/>&gt;= <text:s text:c="4"/>identical?</text:p>
      <text:p text:style-name="Code"><text:s text:c="6"/>.+right <text:s text:c="4"/>.imaginary <text:s text:c="8"/>.sleep <text:s text:c="12"/>&gt;&gt; <text:s text:c="12"/>if</text:p>
      <text:p text:style-name="Code"><text:s text:c="7"/>.-left <text:s text:c="9"/>.init <text:s text:c="9"/>.sort <text:s text:c="10"/>?dup <text:s text:c="11"/>max</text:p>
      <text:p text:style-name="Code"><text:s text:c="8"/>.-mid <text:s text:c="4"/>.is_class? <text:s text:c="8"/>.split <text:s text:c="13"/>@ <text:s text:c="7"/>max_num</text:p>
      <text:p text:style-name="Code"><text:s text:c="6"/>.-midlr <text:s text:c="10"/>.lcm <text:s text:c="10"/>.sqr <text:s text:c="9"/>Array <text:s text:c="11"/>min</text:p>
      <text:p text:style-name="Code"><text:s text:c="6"/>.-right <text:s text:c="9"/>.left <text:s text:c="9"/>.sqrt <text:s text:c="8"/>Bignum <text:s text:c="7"/>min_num</text:p>
      <text:p text:style-name="Code"><text:s text:c="9"/>.1/x <text:s text:c="8"/>.left? <text:s text:c="8"/>.strip <text:s text:c="9"/>Class <text:s text:c="11"/>mod</text:p>
      <text:p text:style-name="Code"><text:s text:c="8"/>.10** <text:s text:c="7"/>.length <text:s text:c="7"/>.strlen <text:s text:c="7"/>Complex <text:s text:c="11"/>neg</text:p>
      <text:p text:style-name="Code"><text:s text:c="9"/>.2** <text:s text:c="9"/>.list <text:s text:c="7"/>.strmax <text:s text:c="4"/>FalseClass <text:s text:c="11"/>nil</text:p>
      <text:p text:style-name="Code"><text:s text:c="11"/>.: <text:s text:c="8"/>.ljust <text:s text:c="4"/>.subclass: <text:s text:c="8"/>Fixnum <text:s text:c="11"/>nip</text:p>
      <text:p text:style-name="Code"><text:s text:c="10"/>.:: <text:s text:c="11"/>.ln <text:s text:c="10"/>.tan <text:s text:c="9"/>Float <text:s text:c="11"/>not</text:p>
      <text:p text:style-name="Code"><text:s text:c="9"/>.[]! <text:s text:c="8"/>.log10 <text:s text:c="9"/>.tanh <text:s text:c="7"/>Integer <text:s text:c="12"/>or</text:p>
      <text:p text:style-name="Code"><text:s text:c="9"/>.[]@ <text:s text:c="9"/>.log2 <text:s text:c="9"/>.to_f <text:s text:c="4"/>MaxNumeric <text:s text:c="10"/>over</text:p>
      <text:p text:style-name="Code"><text:s text:c="9"/>.abs <text:s text:c="7"/>.lstrip <text:s text:c="9"/>.to_i <text:s text:c="4"/>MinNumeric <text:s text:c="9"/>pause</text:p>
      <text:p text:style-name="Code"><text:s text:c="8"/>.acos <text:s text:c="4"/>.magnitude <text:s text:c="5"/>.to_lower <text:s text:c="6"/>NilClass <text:s text:c="12"/>pi</text:p>
      <text:p text:style-name="Code"><text:s text:c="7"/>.acosh <text:s text:c="9"/>.main <text:s text:c="9"/>.to_n <text:s text:c="7"/>Numeric <text:s text:c="10"/>pick</text:p>
      <text:p text:style-name="Code"><text:s text:c="7"/>.angle <text:s text:c="9"/>.map{ <text:s text:c="9"/>.to_r <text:s text:c="8"/>Object <text:s text:c="6"/>rational</text:p>
      <text:p text:style-name="Code"><text:s text:c="8"/>.asin <text:s text:c="10"/>.mid <text:s text:c="9"/>.to_s <text:s text:c="5"/>Procedure <text:s text:c="11"/>rot</text:p>
      <text:p text:style-name="Code"><text:s text:c="7"/>.asinh <text:s text:c="9"/>.mid? <text:s text:c="5"/>.to_upper <text:s text:c="6"/>Rational <text:s text:c="10"/>self</text:p>
      <text:p text:style-name="Code"><text:s text:c="8"/>.atan <text:s text:c="8"/>.midlr <text:s text:c="9"/>.to_x <text:s text:c="8"/>String <text:s text:c="9"/>space</text:p>
      <text:p text:style-name="Code"><text:s text:c="7"/>.atan2 <text:s text:c="9"/>.name <text:s text:c="11"/>.vm <text:s text:c="8"/>Thread <text:s text:c="8"/>spaces</text:p>
      <text:p text:style-name="Code"><text:s text:c="7"/>.atanh <text:s text:c="10"/>.new <text:s text:c="6"/>.vm_name <text:s text:c="5"/>TrueClass <text:s text:c="10"/>swap</text:p>
      <text:p text:style-name="Code"><text:s text:c="9"/>.c2p <text:s text:c="5"/>.new_size <text:s text:c="13"/>/ VirtualMachine <text:s text:c="7"/>thread:</text:p>
      <text:p text:style-name="Code"><text:s text:c="8"/>.call <text:s text:c="4"/>.new_value <text:s text:c="12"/>0&lt; <text:s text:c="13"/>[ <text:s text:c="10"/>true</text:p>
      <text:p text:style-name="Code"><text:s text:c="8"/>.cbrt <text:s text:c="3"/>.new_values <text:s text:c="11"/>0&lt;= <text:s text:c="12"/>^^ <text:s text:c="10"/>tuck</text:p>
      <text:p text:style-name="Code"><text:s text:c="8"/>.ceil <text:s text:c="9"/>.new{ <text:s text:c="10"/>0&lt;=&gt; <text:s text:c="8"/>accept <text:s text:c="12"/>vm</text:p>
      <text:p text:style-name="Code"><text:s text:c="7"/>.cjust <text:s text:c="4"/>.numerator <text:s text:c="11"/>0&lt;&gt; <text:s text:c="7"/>accept" <text:s text:c="11"/>xor</text:p>
      <text:p text:style-name="Code"><text:s text:c="7"/>.class <text:s text:c="9"/>.odd? <text:s text:c="12"/>0= <text:s text:c="11"/>and <text:s text:c="12"/>{{</text:p>
      <text:p text:style-name="Code"><text:s text:c="7"/>.clone <text:s text:c="10"/>.p2c <text:s text:c="12"/>0&gt; <text:s text:c="9"/>begin <text:s text:c="12"/>||</text:p>
      <text:p text:style-name="Code"/>
      <text:p text:style-name="Text_20_body"/>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9</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10H26M17S</meta:editing-duration>
    <meta:editing-cycles>359</meta:editing-cycles>
    <meta:generator>OpenOffice/4.1.1$Win32 OpenOffice.org_project/411m6$Build-9775</meta:generator>
    <dc:date>2015-01-03T22:10:50.58</dc:date>
    <dc:creator>Peter Camilleri</dc:creator>
    <meta:document-statistic meta:table-count="3" meta:image-count="0" meta:object-count="0" meta:page-count="29" meta:paragraph-count="315" meta:word-count="3493" meta:character-count="22976"/>
    <meta:template xlink:type="simple" xlink:actuate="onRequest" xlink:title="MyDefault" xlink:href="../../../../OpenOffice.org/3/user/template/MyDefault.ott" meta:date="2014-06-26T22:09:00.24"/>
  </office:meta>
</office:document-meta>
</file>